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nos" svg:font-family="Tinos" style:font-family-generic="roman" style:font-pitch="variable"/>
    <style:font-face style:name="Arimo" svg:font-family="Arimo"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45ae" officeooo:paragraph-rsid="001345ae"/>
    </style:style>
    <style:style style:name="P2" style:family="paragraph" style:parent-style-name="Standard">
      <style:text-properties officeooo:rsid="0013840b" officeooo:paragraph-rsid="001485c8"/>
    </style:style>
    <style:style style:name="P3" style:family="paragraph" style:parent-style-name="Standard">
      <style:text-properties officeooo:paragraph-rsid="0013840b"/>
    </style:style>
    <style:style style:name="P4" style:family="paragraph" style:parent-style-name="Standard">
      <style:text-properties officeooo:rsid="001485c8" officeooo:paragraph-rsid="001485c8"/>
    </style:style>
    <style:style style:name="P5" style:family="paragraph" style:parent-style-name="Standard">
      <style:text-properties officeooo:paragraph-rsid="0015b3af"/>
    </style:style>
    <style:style style:name="T1" style:family="text">
      <style:text-properties fo:language="en" fo:country="none"/>
    </style:style>
    <style:style style:name="T2" style:family="text">
      <style:text-properties fo:language="en" fo:country="none" officeooo:rsid="001485c8"/>
    </style:style>
    <style:style style:name="T3" style:family="text">
      <style:text-properties fo:language="en" fo:country="none" officeooo:rsid="0015b3af"/>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text-position="sub 58%" style:text-underline-style="none"/>
    </style:style>
    <style:style style:name="T7" style:family="text">
      <style:text-properties officeooo:rsid="0013840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Bedeutenste interaktion</text:h>
      <text:p text:style-name="P1">Adenosine acts as an inhibitory neurotransmitter that suppresses activity in the central nervous system. (Adenosine A<text:span text:style-name="T6">1</text:span> receptor)</text:p>
      <text:p text:style-name="P1"/>
      <text:p text:style-name="P1">"Largely as a consequence of its blockade of adenosine receptors, caffeine also has profound effects on most of the other major neurotransmitters, including dopamine, acetylcholine, serotonin, and, in high doses, on norepinephrine",[114] and to a small extent epinephrine, glutamate, and cortisol.[citation needed] At high doses, exceeding 500 milligrams, caffeine inhibits GABA neurotransmission. GABA reduction explains why caffeine increases anxiety, insomnia, rapid heart and respiration rate</text:p>
      <text:p text:style-name="P1"/>
      <text:h text:style-name="Heading_20_2" text:outline-level="2">Superfamilie der Rezeptor</text:h>
      <text:p text:style-name="P3"><text:span text:style-name="T7"><text:tab/> </text:span><text:bookmark text:name="firstHeading"/><text:span text:style-name="T1">G protein-coupled receptor</text:span></text:p>
      <text:p text:style-name="P3"><text:span text:style-name="T1"/></text:p>
      <text:p text:style-name="P2"><text:span text:style-name="T1">GPCRs are integral membrane proteins that possess seven membrane-spanning domains or transmembrane helices. The extracellular parts of the receptor can be glycosylated. These extracellular loops also contain two highly conserved cysteine residues that form disulfide bonds to stabilize the receptor structure. Some seven-transmembrane helix proteins (channelrhodopsin) that resemble GPCRs may contain ion channels, within their protein. </text:span><text:span text:style-name="T2">This human β2-adrenergic receptor GPCR structure, proved highly similar to the bovine rhodopsin in terms of the relative orientation of the seven-transmembrane helices. However, the conformation of the second extracellular loop is entirely different between the two structures. Since this loop constitutes the "lid" that covers the top of the ligand binding site, this conformational difference highlights the difficulties in constructing homology models of other GPCRs based only on the rhodopsin structure.</text:span></text:p>
      <text:p text:style-name="P2"><text:span text:style-name="T2"/></text:p>
      <text:p text:style-name="P2"><text:span text:style-name="T2"><draw:frame draw:style-name="fr1" draw:name="Графический объект1" text:anchor-type="as-char" svg:width="5.821cm" svg:height="7.408cm" draw:z-index="0"><draw:image xlink:href="http://upload.wikimedia.org/wikipedia/commons/f/f9/Bacteriorhodopsin_subunit_1X0S.gif" xlink:type="simple" xlink:show="embed" xlink:actuate="onLoad"/></draw:frame></text:span></text:p>
      <text:p text:style-name="P4"><text:span text:style-name="T1">bakteriorodopsin single monomer</text:span></text:p>
      <text:p text:style-name="P4"><text:soft-page-break/><draw:frame draw:style-name="fr1" draw:name="Графический объект2" text:anchor-type="as-char" svg:width="5.821cm" svg:height="5.821cm" draw:z-index="1"><draw:image xlink:href="http://upload.wikimedia.org/wikipedia/commons/9/96/Bacteriorhodopsin_trimer_1X0S.gif" xlink:type="simple" xlink:show="embed" xlink:actuate="onLoad"/></draw:frame></text:p>
      <text:p text:style-name="P4"><text:span text:style-name="T1">bakteriorodopsin strukture</text:span></text:p>
      <text:p text:style-name="P4"><text:span text:style-name="T1"/></text:p>
      <text:p text:style-name="P4"><text:span text:style-name="T1"/></text:p>
      <text:h text:style-name="Heading_20_2" text:outline-level="2"><text:span text:style-name="T1">Substrat, </text:span><text:span text:style-name="T2">Konkurrenz</text:span></text:h>
      <text:p text:style-name="P5"><text:span text:style-name="T3">Konkuriert mit </text:span><text:span text:style-name="T1">Adenos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nos" svg:font-family="Tinos" style:font-family-generic="roman" style:font-pitch="variable"/>
    <style:font-face style:name="Arimo" svg:font-family="Arimo"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nos" fo:font-size="14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4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mo" fo:font-family="Arimo"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nos" fo:font-family="Tinos"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ksandr Voroshylov</meta:initial-creator>
    <meta:creation-date>2014-04-08T10:42:52.459134162</meta:creation-date>
    <dc:date>2014-04-08T11:39:23.851596117</dc:date>
    <dc:creator>Oleksandr Voroshylov</dc:creator>
    <meta:editing-duration>PT42M24S</meta:editing-duration>
    <meta:editing-cycles>4</meta:editing-cycles>
    <meta:generator>LibreOffice/4.1.5.3$Linux_X86_64 LibreOffice_project/410m0$Build-3</meta:generator>
    <meta:document-statistic meta:table-count="0" meta:image-count="2" meta:object-count="0" meta:page-count="2" meta:paragraph-count="12" meta:word-count="228" meta:character-count="1746" meta:non-whitespace-character-count="1526"/>
  </office:meta>
</office:document-meta>
</file>